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2.8cm" style:writing-mode="lr-tb" loext:decorative="false"/>
      <style:paragraph-properties style:writing-mode="lr-tb"/>
    </style:style>
    <style:style style:name="gr3" style:family="graphic" style:parent-style-name="standard">
      <style:graphic-properties svg:stroke-color="#333333" draw:stroke-linejoin="round" draw:fill-color="#729fcf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4" style:family="graphic" style:parent-style-name="standard">
      <style:graphic-properties svg:stroke-color="#333333" draw:stroke-linejoin="round" draw:fill-color="#eeeeee" draw:textarea-horizontal-align="justify" draw:textarea-vertical-align="middle" draw:auto-grow-height="false" fo:min-height="0.35cm" fo:min-width="3.1cm" style:writing-mode="lr-tb" loext:decorative="false"/>
      <style:paragraph-properties style:writing-mode="lr-tb"/>
    </style:style>
    <style:style style:name="gr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5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6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7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8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19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0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1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2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3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gr24" style:family="graphic" style:parent-style-name="standard" style:list-style-name="L1">
      <style:graphic-properties svg:stroke-color="#333333" draw:stroke-linejoin="round" draw:fill-color="#eeeeee" draw:textarea-horizontal-align="justify" draw:textarea-vertical-align="middle" draw:auto-grow-height="false" fo:min-height="0.95cm" fo:min-width="1cm" style:writing-mode="lr-tb" loext:decorative="false"/>
      <style:paragraph-properties style:writing-mode="lr-tb"/>
    </style:style>
    <style:style style:name="P1" style:family="paragraph">
      <style:paragraph-properties fo:text-align="center"/>
      <style:text-properties fo:color="#111111" loext:opacity="100%" style:font-name="Hack Nerd Font Mono" fo:font-size="14pt" style:font-size-asian="14pt" style:font-size-complex="14pt"/>
    </style:style>
    <style:style style:name="P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3" style:family="paragraph">
      <style:paragraph-properties fo:text-align="center"/>
      <style:text-properties fo:color="#111111" loext:opacity="100%" style:font-name="Hack Nerd Font Mono" fo:font-size="7pt" style:font-size-asian="14pt" style:font-size-complex="14pt"/>
    </style:style>
    <style:style style:name="P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14pt" style:font-size-complex="14pt"/>
    </style:style>
    <style:style style:name="P5" style:family="paragraph">
      <style:paragraph-properties fo:text-align="center"/>
      <style:text-properties fo:color="#111111" loext:opacity="100%" style:font-name="Hack Nerd Font Mono" fo:font-size="7pt" style:font-size-asian="7pt" style:font-size-complex="7pt"/>
    </style:style>
    <style:style style:name="P6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7pt" style:font-size-asian="7pt" style:font-size-complex="7pt"/>
    </style:style>
    <style:style style:name="P7" style:family="paragraph">
      <style:paragraph-properties fo:margin-left="0cm" fo:margin-right="0cm" fo:margin-top="0cm" fo:margin-bottom="0cm" fo:line-height="100%" fo:text-align="center" fo:text-indent="0cm"/>
      <style:text-properties fo:color="#111111" loext:opacity="100%" style:font-name="Hack Nerd Font Mono" fo:font-size="7pt" style:font-size-asian="7pt" style:font-size-complex="7pt"/>
    </style:style>
    <style:style style:name="P8" style:family="paragraph">
      <style:paragraph-properties fo:text-align="center"/>
      <style:text-properties fo:color="#111111" loext:opacity="100%" style:font-name="Hack Nerd Font Mono" fo:font-size="10pt" style:font-size-asian="12pt" style:font-size-complex="12pt"/>
    </style:style>
    <style:style style:name="P9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2pt" style:font-size-complex="12pt"/>
    </style:style>
    <style:style style:name="P10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14pt" style:font-size-asian="14pt" style:font-size-complex="14pt"/>
    </style:style>
    <style:style style:name="P11" style:family="paragraph">
      <style:paragraph-properties fo:text-align="center"/>
      <style:text-properties fo:color="#111111" loext:opacity="100%" style:font-name="Hack Nerd Font Mono" fo:font-size="10pt" style:font-size-asian="14pt" style:font-size-complex="14pt"/>
    </style:style>
    <style:style style:name="P12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10pt" style:font-size-asian="14pt" style:font-size-complex="14pt"/>
    </style:style>
    <style:style style:name="P13" style:family="paragraph">
      <style:paragraph-properties fo:text-align="center"/>
      <style:text-properties fo:color="#111111" loext:opacity="100%" style:font-name="Hack Nerd Font Mono" fo:font-size="8pt" style:font-size-asian="8pt" style:font-size-complex="8pt"/>
    </style:style>
    <style:style style:name="P14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8pt" style:font-size-complex="8pt"/>
    </style:style>
    <style:style style:name="P15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6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4pt" style:font-size-asian="14pt" style:font-size-complex="14pt"/>
    </style:style>
    <style:style style:name="P17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8" style:family="paragraph">
      <loext:graphic-properties draw:fill-color="#eeeeee"/>
      <style:paragraph-properties fo:margin-left="0cm" fo:margin-right="0cm" fo:margin-top="0cm" fo:margin-bottom="0cm" fo:line-height="100%" fo:text-align="center" fo:text-indent="0cm" style:writing-mode="lr-tb"/>
      <style:text-properties fo:color="#111111" loext:opacity="100%" style:font-name="Hack Nerd Font Mono" fo:font-size="10pt" style:font-size-asian="14pt" style:font-size-complex="14pt"/>
    </style:style>
    <style:style style:name="P19" style:family="paragraph">
      <style:paragraph-properties fo:text-align="center"/>
      <style:text-properties fo:color="#111111" loext:opacity="100%" style:font-name="Hack Nerd Font Mono" fo:font-size="8pt" style:font-size-asian="14pt" style:font-size-complex="14pt"/>
    </style:style>
    <style:style style:name="P20" style:family="paragraph">
      <loext:graphic-properties draw:fill-color="#eeeeee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P21" style:family="paragraph">
      <loext:graphic-properties draw:fill-color="#729fcf"/>
      <style:paragraph-properties fo:text-align="center" style:writing-mode="lr-tb"/>
      <style:text-properties fo:color="#111111" loext:opacity="100%" style:font-name="Hack Nerd Font Mono" fo:font-size="8pt" style:font-size-asian="14pt" style:font-size-complex="14pt"/>
    </style:style>
    <style:style style:name="T1" style:family="text">
      <style:text-properties fo:color="#111111" loext:opacity="100%" style:font-name="Hack Nerd Font Mono" fo:font-size="14pt" style:font-size-asian="14pt" style:font-size-complex="14pt"/>
    </style:style>
    <style:style style:name="T2" style:family="text">
      <style:text-properties fo:color="#111111" loext:opacity="100%" style:font-name="Hack Nerd Font Mono" fo:font-size="7pt" style:font-size-asian="14pt" style:font-size-complex="14pt"/>
    </style:style>
    <style:style style:name="T3" style:family="text">
      <style:text-properties fo:color="#111111" loext:opacity="100%" style:font-name="Hack Nerd Font Mono" fo:font-size="7pt" style:font-size-asian="7pt" style:font-size-complex="7pt"/>
    </style:style>
    <style:style style:name="T4" style:family="text">
      <style:text-properties fo:color="#111111" loext:opacity="100%" style:font-name="Hack Nerd Font Mono" fo:font-size="10pt" style:font-size-asian="12pt" style:font-size-complex="12pt"/>
    </style:style>
    <style:style style:name="T5" style:family="text">
      <style:text-properties fo:color="#111111" loext:opacity="100%" style:font-name="Hack Nerd Font Mono" fo:font-size="10pt" style:font-size-asian="14pt" style:font-size-complex="14pt"/>
    </style:style>
    <style:style style:name="T6" style:family="text">
      <style:text-properties fo:color="#111111" loext:opacity="100%" style:font-name="Hack Nerd Font Mono" fo:font-size="8pt" style:font-size-asian="8pt" style:font-size-complex="8pt"/>
    </style:style>
    <style:style style:name="T7" style:family="text">
      <style:text-properties fo:color="#111111" loext:opacity="100%" style:font-name="Hack Nerd Font Mono" fo:font-size="8pt" style:font-size-asian="14pt" style:font-size-complex="14pt"/>
    </style:style>
    <style:style style:name="T8" style:family="text">
      <style:text-properties fo:color="#111111" loext:opacity="100%" style:font-name="Hack Nerd Font Mono" fo:font-size="14pt" fo:letter-spacing="-0.03cm" style:font-size-asian="6pt" style:font-size-complex="6pt"/>
    </style:style>
    <style:style style:name="T9" style:family="text">
      <style:text-properties fo:font-variant="normal" fo:text-transform="none" fo:color="#111111" loext:opacity="100%" style:text-outline="false" style:text-line-through-style="none" style:text-line-through-type="none" style:font-name="Hack Nerd Font Mono" fo:font-size="10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111111" loext:opacity="100%" style:font-name="Hack Nerd Font Mono" fo:font-size="10pt" style:font-size-asian="6pt" style:font-size-complex="6pt"/>
    </style:style>
    <style:style style:name="T11" style:family="text">
      <style:text-properties fo:color="#111111" loext:opacity="100%" style:font-name="Hack Nerd Font Mono" fo:font-size="8pt" fo:letter-spacing="-0.03cm" style:font-size-asian="14pt" style:font-size-complex="14pt"/>
    </style:style>
    <style:style style:name="T12" style:family="text">
      <style:text-properties fo:color="#111111" loext:opacity="100%" style:font-name="Hack Nerd Font Mono" fo:font-size="8pt" fo:letter-spacing="normal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cm" svg:height="1.2cm" svg:x="5.7cm" svg:y="1.95cm">
          <text:p text:style-name="P1"><text:span text:style-name="T1">V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3.225cm">
          <text:p text:style-name="P1"><text:span text:style-name="T1">W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4.425cm" svg:y="1.5cm">
          <text:p text:style-name="P1"><text:span text:style-name="T1">P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.775cm">
          <text:p text:style-name="P1"><text:span text:style-name="T1">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.05cm">
          <text:p text:style-name="P1"><text:span text:style-name="T1">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.125cm">
          <text:p text:style-name="P1"><text:span text:style-name="T1">O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.4cm">
          <text:p text:style-name="P1"><text:span text:style-name="T1">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.675cm">
          <text:p text:style-name="P1"><text:span text:style-name="T1">Q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.425cm">
          <text:p text:style-name="P1"><text:span text:style-name="T1">C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.7cm">
          <text:p text:style-name="P1"><text:span text:style-name="T1">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.975cm">
          <text:p text:style-name="P1"><text:span text:style-name="T1">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0.6cm" svg:y="2.25cm">
          <text:p text:style-name="P3"><text:span text:style-name="T2">Esc</text:span></text:p>
          <text:p text:style-name="P3"><text:span text:style-name="T2">Lnx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.525cm">
          <text:p text:style-name="P1"><text:span text:style-name="T1">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.8cm">
          <text:p text:style-name="P1"><text:span text:style-name="T1">Z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.25cm">
          <text:p text:style-name="P1"><text:span text:style-name="T1">F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3.525cm">
          <text:p text:style-name="P1"><text:span text:style-name="T1">U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.425cm">
          <text:p text:style-name="P1"><text:span text:style-name="T1">J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.7cm">
          <text:p text:style-name="P1"><text:span text:style-name="T1">I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3.975cm">
          <text:p text:style-name="P1"><text:span text:style-name="T1">Y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.125cm">
          <text:p text:style-name="P1"><text:span text:style-name="T1">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.4cm">
          <text:p text:style-name="P1"><text:span text:style-name="T1">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3.675cm">
          <text:p text:style-name="P1"><text:span text:style-name="T1">G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.5cm">
          <text:p text:style-name="P1"><text:span text:style-name="T1">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.775cm">
          <text:p text:style-name="P1"><text:span text:style-name="T1">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.05cm">
          <text:p text:style-name="P1"><text:span text:style-name="T1">H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.9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.225cm">
          <text:p text:style-name="P1"><text:span text:style-name="T1">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.8cm">
          <text:p text:style-name="P1"><text:span text:style-name="T1">K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4.725cm" svg:y="5.625cm">
          <text:p text:style-name="P3"><text:span text:style-name="T2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6cm" svg:y="5.55cm">
          <text:p text:style-name="P3"><text:span text:style-name="T2">Space</text:span></text:p>
          <text:p text:style-name="P3"><text:span text:style-name="T2">Ctr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7.275cm" svg:y="5.475cm">
          <text:p text:style-name="P7"><text:span text:style-name="T2">Repeat</text:span></text:p>
          <text:p text:style-name="P5"><text:span text:style-name="T3">Alt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9.525cm" svg:y="5.475cm">
          <text:p text:style-name="P3"><text:span text:style-name="T2">Enter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0.8cm" svg:y="5.55cm">
          <text:p text:style-name="P3"><text:span text:style-name="T2">Num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4" draw:layer="layout" svg:width="1.2cm" svg:height="1.2cm" svg:x="12.075cm" svg:y="5.625cm">
          <text:p text:style-name="P3"><text:span text:style-name="T2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" draw:text-style-name="P9" draw:layer="layout" svg:width="3.3cm" svg:height="0.6cm" svg:x="0cm" svg:y="0cm">
          <text:p text:style-name="P8"><text:span text:style-name="T4">Ba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9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9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0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1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8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0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1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9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0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1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2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0.05cm">
          <text:p text:style-name="P1"><text:span text:style-name="T1">.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1.325cm">
          <text:p text:style-name="P1"><text:span text:style-name="T1">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9.225cm">
          <text:p text:style-name="P1"><text:span text:style-name="T1">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0.5cm">
          <text:p text:style-name="P1"><text:span text:style-name="T1">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11.775cm">
          <text:p text:style-name="P1"><text:span text:style-name="T1">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8.925cm">
          <text:p text:style-name="P1"><text:span text:style-name="T1">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0.2cm">
          <text:p text:style-name="P1"><text:span text:style-name="T1">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11.475cm">
          <text:p text:style-name="P1"><text:span text:style-name="T1">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9.3cm">
          <text:p text:style-name="P1"><text:span text:style-name="T1">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0.575cm">
          <text:p text:style-name="P1"><text:span text:style-name="T1">4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1.85cm">
          <text:p text:style-name="P1"><text:span text:style-name="T1">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9.7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11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12.6cm">
          <text:p text:style-name="P1"><text:span text:style-name="T1">,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13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13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13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7.8cm">
          <text:p text:style-name="P11"><text:span text:style-name="T5">Num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" draw:text-style-name="P2" draw:layer="layout" svg:width="1.2cm" svg:height="1.2cm" svg:x="5.7cm" svg:y="17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7.1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8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6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19.2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7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8.3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19.5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7.8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19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6.2cm" svg:y="17.85cm">
          <text:p text:style-name="P13"><text:span text:style-name="T6">End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5" draw:text-style-name="P16" draw:layer="layout" svg:width="1.2cm" svg:height="1.2cm" svg:x="16.2cm" svg:y="19.125cm">
          <text:p text:style-name="P1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6" draw:text-style-name="P16" draw:layer="layout" svg:width="1.2cm" svg:height="1.2cm" svg:x="14.925cm" svg:y="17.025cm">
          <text:p text:style-name="P15"><text:span text:style-name="T7">Pg 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7" draw:text-style-name="P16" draw:layer="layout" svg:width="1.2cm" svg:height="1.2cm" svg:x="14.925cm" svg:y="18.3cm">
          <text:p text:style-name="P1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8" draw:text-style-name="P16" draw:layer="layout" svg:width="1.2cm" svg:height="1.2cm" svg:x="14.925cm" svg:y="19.575cm">
          <text:p text:style-name="P15"><text:span text:style-name="T7">c(U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9" draw:text-style-name="P16" draw:layer="layout" svg:width="1.2cm" svg:height="1.2cm" svg:x="13.65cm" svg:y="16.725cm">
          <text:p text:style-name="P15"><text:span text:style-name="T7">Pg 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0" draw:text-style-name="P16" draw:layer="layout" svg:width="1.2cm" svg:height="1.2cm" svg:x="13.65cm" svg:y="18cm">
          <text:p text:style-name="P1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1" draw:text-style-name="P16" draw:layer="layout" svg:width="1.2cm" svg:height="1.2cm" svg:x="13.65cm" svg:y="19.275cm">
          <text:p text:style-name="P15"><text:span text:style-name="T7">c(D)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375cm" svg:y="17.1cm">
          <text:p text:style-name="P13"><text:span text:style-name="T6">Hom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2" draw:text-style-name="P16" draw:layer="layout" svg:width="1.2cm" svg:height="1.2cm" svg:x="12.375cm" svg:y="18.37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19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6" draw:layer="layout" svg:width="1.2cm" svg:height="1.2cm" svg:x="11.1cm" svg:y="17.55cm">
          <text:p text:style-name="P5"><text:span text:style-name="T3">Bsp</text:span></text:p>
          <text:p text:style-name="P5"><text:span text:style-name="T3">Del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18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0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21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21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2.075cm" svg:y="21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15.6cm">
          <text:p text:style-name="P11"><text:span text:style-name="T5">Arrows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18" draw:layer="layout" svg:width="1.2cm" svg:height="1.2cm" svg:x="4.425cm" svg:y="24.9cm">
          <text:p text:style-name="P17"><text:span text:style-name="T5">Wh</text:span></text:p>
          <text:p text:style-name="P17"><text:span text:style-name="T5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16" draw:layer="layout" svg:width="1.2cm" svg:height="1.2cm" svg:x="4.425cm" svg:y="26.175cm">
          <text:p text:style-name="P15"><text:span text:style-name="T1">→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5" draw:text-style-name="P18" draw:layer="layout" svg:width="1.2cm" svg:height="1.2cm" svg:x="3.15cm" svg:y="24.525cm">
          <text:p text:style-name="P17"><text:span text:style-name="T5">Wh</text:span></text:p>
          <text:p text:style-name="P17"><text:span text:style-name="T5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6" draw:text-style-name="P16" draw:layer="layout" svg:width="1.2cm" svg:height="1.2cm" svg:x="3.15cm" svg:y="25.8cm">
          <text:p text:style-name="P15"><text:span text:style-name="T1">↓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7" draw:text-style-name="P16" draw:layer="layout" svg:width="1.2cm" svg:height="1.2cm" svg:x="1.875cm" svg:y="24.825cm">
          <text:p text:style-name="P15"><text:span text:style-name="T9">Wh</text:span></text:p>
          <text:p text:style-name="P15"><text:span text:style-name="T5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8" draw:text-style-name="P16" draw:layer="layout" svg:width="1.2cm" svg:height="1.2cm" svg:x="1.875cm" svg:y="26.1cm">
          <text:p text:style-name="P15"><text:span text:style-name="T1">↑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9" draw:text-style-name="P16" draw:layer="layout" svg:width="1.2cm" svg:height="1.2cm" svg:x="0.6cm" svg:y="25.65cm">
          <text:p text:style-name="P15"><text:span text:style-name="T10">Wh</text:span></text:p>
          <text:p text:style-name="P15"><text:span text:style-name="T10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20" draw:text-style-name="P16" draw:layer="layout" svg:width="1.2cm" svg:height="1.2cm" svg:x="0.6cm" svg:y="26.925cm">
          <text:p text:style-name="P15"><text:span text:style-name="T8">←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5.6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6.9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4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4.925cm" svg:y="26.1cm">
          <text:p text:style-name="P19"><text:span text:style-name="T7">Acl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27.3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4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3.65cm" svg:y="25.8cm">
          <text:p text:style-name="P19"><text:span text:style-name="T7">Acl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27.0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4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2.375cm" svg:y="26.175cm">
          <text:p text:style-name="P19"><text:span text:style-name="T7">Acl 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27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5.3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26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28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4.725cm" svg:y="29.0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28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28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9.525cm" svg:y="28.875cm">
          <text:p text:style-name="P13"><text:span text:style-name="T6">Btn 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0.8cm" svg:y="28.95cm">
          <text:p text:style-name="P13"><text:span text:style-name="T6">Btn 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2.075cm" svg:y="29.025cm">
          <text:p text:style-name="P13"><text:span text:style-name="T6">Bt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23.4cm">
          <text:p text:style-name="P11"><text:span text:style-name="T5">Mouse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2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3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35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2.3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3.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34.8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2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3.9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35.1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3.4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4.7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36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21" draw:layer="layout" svg:width="1.2cm" svg:height="1.2cm" svg:x="16.2cm" svg:y="33.45cm">
          <text:p text:style-name="P19"><text:span text:style-name="T7">FN10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4.725cm">
          <text:p text:style-name="P19"><text:span text:style-name="T7">FN1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2.625cm">
          <text:p text:style-name="P11"><text:span text:style-name="T5">FN9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3.9cm">
          <text:p text:style-name="P11"><text:span text:style-name="T5">FN6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4.925cm" svg:y="35.1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2.325cm">
          <text:p text:style-name="P11"><text:span text:style-name="T5">FN8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3.6cm">
          <text:p text:style-name="P11"><text:span text:style-name="T5">FN5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3.65cm" svg:y="34.875cm">
          <text:p text:style-name="P11"><text:span text:style-name="T5">FN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2.7cm">
          <text:p text:style-name="P11"><text:span text:style-name="T5">FN7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3.975cm">
          <text:p text:style-name="P11"><text:span text:style-name="T5">FN3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2" draw:layer="layout" svg:width="1.2cm" svg:height="1.2cm" svg:x="12.375cm" svg:y="35.25cm">
          <text:p text:style-name="P11"><text:span text:style-name="T5">FN1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3.1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34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0" draw:layer="layout" svg:width="1.2cm" svg:height="1.2cm" svg:x="16.2cm" svg:y="36cm">
          <text:p text:style-name="P19"><text:span text:style-name="T7">FN12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36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3" draw:text-style-name="P10" draw:layer="layout" svg:width="1.2cm" svg:height="1.2cm" svg:x="10.8cm" svg:y="36.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36.8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1.2cm">
          <text:p text:style-name="P11"><text:span text:style-name="T5">FN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5.7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5.7cm" svg:y="42.225cm">
          <text:p text:style-name="P13"><text:span text:style-name="T6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42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" draw:text-style-name="P16" draw:layer="layout" svg:width="1.2cm" svg:height="1.2cm" svg:x="4.425cm" svg:y="41.775cm">
          <text:p text:style-name="P15"><text:span text:style-name="T11"/></text:p>
          <draw:enhanced-geometry svg:viewBox="0 0 21600 21600" draw:mirror-horizontal="true" draw:type="rectangle" draw:enhanced-path="M 0 0 L 21600 0 21600 21600 0 21600 0 0 Z N"/>
        </draw:custom-shape>
        <draw:custom-shape draw:style-name="gr22" draw:text-style-name="P16" draw:layer="layout" svg:width="1.2cm" svg:height="1.2cm" svg:x="4.425cm" svg:y="43.05cm">
          <text:p text:style-name="P15"><text:span text:style-name="T12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3" draw:text-style-name="P16" draw:layer="layout" svg:width="1.2cm" svg:height="1.2cm" svg:x="3.1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3.1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.87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4" draw:text-style-name="P16" draw:layer="layout" svg:width="1.2cm" svg:height="1.2cm" svg:x="1.87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14" draw:layer="layout" svg:width="1.2cm" svg:height="1.2cm" svg:x="1.875cm" svg:y="42.975cm">
          <text:p text:style-name="P13"><text:span text:style-name="T6"/></text:p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0.6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1.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2.5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0.4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1.7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4.925cm" svg:y="42.9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0.1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1.4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3.65cm" svg:y="42.6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0.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1.7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375cm" svg:y="43.0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0.9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1.1cm" svg:y="42.2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6.2cm" svg:y="43.8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4.72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6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7.27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9.525cm" svg:y="44.47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0.8cm" svg:y="44.5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1" draw:text-style-name="P2" draw:layer="layout" svg:width="1.2cm" svg:height="1.2cm" svg:x="12.075cm" svg:y="44.625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4" draw:text-style-name="P12" draw:layer="layout" svg:width="3.3cm" svg:height="0.6cm" svg:x="0cm" svg:y="39cm">
          <text:p text:style-name="P11"><text:span text:style-name="T5">Adjust</text:span></text:p>
          <draw:enhanced-geometry svg:viewBox="0 0 21600 21600" draw:mirror-horizontal="tru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Hack Nerd Font Mono" svg:font-family="'Hack Nerd Font Mono'" style:font-pitch="fixed"/>
    <style:font-face style:name="Hack Nerd Font Mono1" svg:font-family="'Hack Nerd Font Mono'" style:font-pitch="variable"/>
    <style:font-face style:name="Liberation Sans" svg:font-family="'Liberation Sans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Source Han Sans CN" svg:font-family="'Source Han Sans CN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_20_Dot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1cm" fo:padding-right="0.1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8cm" fo:page-height="46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21:50:17.290941292</meta:creation-date>
    <dc:date>2024-04-08T22:09:11.681726676</dc:date>
    <meta:editing-duration>P1DT23H29M49S</meta:editing-duration>
    <meta:editing-cycles>131</meta:editing-cycles>
    <meta:generator>LibreOffice/7.6.6.3$Linux_X86_64 LibreOffice_project/60$Build-3</meta:generator>
    <meta:print-date>2024-04-08T16:32:11.038177414</meta:print-date>
    <meta:document-statistic meta:object-count="210"/>
  </office:meta>
</office:document-meta>
</file>